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ja_20_de_20_dato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 de datos" table:style-name="ta1">
        <office:forms form:automatic-focus="false" form:apply-design-mode="false"/>
        <table:shapes>
          <draw:frame draw:z-index="0" draw:style-name="gr1" draw:text-style-name="P1" svg:width="15.982cm" svg:height="8.996cm" svg:x="14.263cm" svg:y="0.079cm">
            <draw:object draw:notify-on-update-of-ranges="'Hoja de datos'.A1:'Hoja de datos'.A1 'Hoja de datos'.A2:'Hoja de datos'.A11 'Hoja de datos'.B1:'Hoja de datos'.B1 'Hoja de datos'.B2:'Hoja de datos'.B11 'Hoja de datos'.C1:'Hoja de datos'.C1 'Hoja de datos'.C2:'Hoja de datos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1cm" svg:height="8.996cm" svg:x="19.8cm" svg:y="5.08cm">
            <draw:object draw:notify-on-update-of-ranges="'Hoja de datos'.A1:'Hoja de datos'.A1 'Hoja de datos'.A2:'Hoja de datos'.A11 'Hoja de datos'.D1:'Hoja de datos'.D1 'Hoja de datos'.D2:'Hoja de datos'.D11 'Hoja de datos'.E1:'Hoja de datos'.E1 'Hoja de datos'.E2:'Hoja de datos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2cm" svg:height="8.996cm" svg:x="1.036cm" svg:y="6.006cm">
            <draw:object draw:notify-on-update-of-ranges="'Hoja de datos'.A1:'Hoja de datos'.A1 'Hoja de datos'.A2:'Hoja de datos'.A11 'Hoja de datos'.F1:'Hoja de datos'.F1 'Hoja de datos'.F2:'Hoja de datos'.F11 'Hoja de datos'.G1:'Hoja de datos'.G1 'Hoja de datos'.G2:'Hoja de datos'.G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AsignacionesNormales</text:p>
          </table:table-cell>
          <table:table-cell table:style-name="ce1" office:value-type="string" calcext:value-type="string">
            <text:p>AsignacionesModificado</text:p>
          </table:table-cell>
          <table:table-cell table:style-name="ce1" office:value-type="string" calcext:value-type="string">
            <text:p>ComparacionesNormales</text:p>
          </table:table-cell>
          <table:table-cell table:style-name="ce1" office:value-type="string" calcext:value-type="string">
            <text:p>ComparacionesModificado</text:p>
          </table:table-cell>
          <table:table-cell table:style-name="ce1" office:value-type="string" calcext:value-type="string">
            <text:p>TiempoNormal</text:p>
          </table:table-cell>
          <table:table-cell table:style-name="ce1" office:value-type="string" calcext:value-type="string">
            <text:p>TiempoModificado</text:p>
          </table:table-cell>
          <table:table-cell table:number-columns-repeated="5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7860" calcext:value-type="float">
            <text:p>37860</text:p>
          </table:table-cell>
          <table:table-cell table:style-name="ce1" office:value-type="float" office:value="31909" calcext:value-type="float">
            <text:p>31909</text:p>
          </table:table-cell>
          <table:table-cell table:style-name="ce1" office:value-type="float" office:value="576202" calcext:value-type="float">
            <text:p>576202</text:p>
          </table:table-cell>
          <table:table-cell table:style-name="ce1" office:value-type="float" office:value="442869" calcext:value-type="float">
            <text:p>442869</text:p>
          </table:table-cell>
          <table:table-cell table:style-name="ce1" office:value-type="float" office:value="3560600" calcext:value-type="float">
            <text:p>3560600</text:p>
          </table:table-cell>
          <table:table-cell table:style-name="ce1" office:value-type="float" office:value="4816500" calcext:value-type="float">
            <text:p>4816500</text:p>
          </table:table-cell>
          <table:table-cell table:number-columns-repeated="57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78186" calcext:value-type="float">
            <text:p>78186</text:p>
          </table:table-cell>
          <table:table-cell table:style-name="ce1" office:value-type="float" office:value="66388" calcext:value-type="float">
            <text:p>66388</text:p>
          </table:table-cell>
          <table:table-cell table:style-name="ce1" office:value-type="float" office:value="1284017" calcext:value-type="float">
            <text:p>1284017</text:p>
          </table:table-cell>
          <table:table-cell table:style-name="ce1" office:value-type="float" office:value="988359" calcext:value-type="float">
            <text:p>988359</text:p>
          </table:table-cell>
          <table:table-cell table:style-name="ce1" office:value-type="float" office:value="4314400" calcext:value-type="float">
            <text:p>4314400</text:p>
          </table:table-cell>
          <table:table-cell table:style-name="ce1" office:value-type="float" office:value="2926550" calcext:value-type="float">
            <text:p>2926550</text:p>
          </table:table-cell>
          <table:table-cell table:number-columns-repeated="57"/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19432" calcext:value-type="float">
            <text:p>119432</text:p>
          </table:table-cell>
          <table:table-cell table:style-name="ce1" office:value-type="float" office:value="101691" calcext:value-type="float">
            <text:p>101691</text:p>
          </table:table-cell>
          <table:table-cell table:style-name="ce1" office:value-type="float" office:value="1948882" calcext:value-type="float">
            <text:p>1948882</text:p>
          </table:table-cell>
          <table:table-cell table:style-name="ce1" office:value-type="float" office:value="1604266" calcext:value-type="float">
            <text:p>1604266</text:p>
          </table:table-cell>
          <table:table-cell table:style-name="ce1" office:value-type="float" office:value="5964325" calcext:value-type="float">
            <text:p>5964325</text:p>
          </table:table-cell>
          <table:table-cell table:style-name="ce1" office:value-type="float" office:value="4177800" calcext:value-type="float">
            <text:p>4177800</text:p>
          </table:table-cell>
          <table:table-cell table:number-columns-repeated="57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61634" calcext:value-type="float">
            <text:p>161634</text:p>
          </table:table-cell>
          <table:table-cell table:style-name="ce1" office:value-type="float" office:value="137772" calcext:value-type="float">
            <text:p>137772</text:p>
          </table:table-cell>
          <table:table-cell table:style-name="ce1" office:value-type="float" office:value="2682222" calcext:value-type="float">
            <text:p>2682222</text:p>
          </table:table-cell>
          <table:table-cell table:style-name="ce1" office:value-type="float" office:value="2229064" calcext:value-type="float">
            <text:p>2229064</text:p>
          </table:table-cell>
          <table:table-cell table:style-name="ce1" office:value-type="float" office:value="7911200" calcext:value-type="float">
            <text:p>7911200</text:p>
          </table:table-cell>
          <table:table-cell table:style-name="ce1" office:value-type="float" office:value="5490075" calcext:value-type="float">
            <text:p>5490075</text:p>
          </table:table-cell>
          <table:table-cell table:number-columns-repeated="5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03844" calcext:value-type="float">
            <text:p>203844</text:p>
          </table:table-cell>
          <table:table-cell table:style-name="ce1" office:value-type="float" office:value="174157" calcext:value-type="float">
            <text:p>174157</text:p>
          </table:table-cell>
          <table:table-cell table:style-name="ce1" office:value-type="float" office:value="3399209" calcext:value-type="float">
            <text:p>3399209</text:p>
          </table:table-cell>
          <table:table-cell table:style-name="ce1" office:value-type="float" office:value="2880197" calcext:value-type="float">
            <text:p>2880197</text:p>
          </table:table-cell>
          <table:table-cell table:style-name="ce1" office:value-type="float" office:value="10004225" calcext:value-type="float">
            <text:p>10004225</text:p>
          </table:table-cell>
          <table:table-cell table:style-name="ce1" office:value-type="float" office:value="7011800" calcext:value-type="float">
            <text:p>7011800</text:p>
          </table:table-cell>
          <table:table-cell table:number-columns-repeated="57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46664" calcext:value-type="float">
            <text:p>246664</text:p>
          </table:table-cell>
          <table:table-cell table:style-name="ce1" office:value-type="float" office:value="211281" calcext:value-type="float">
            <text:p>211281</text:p>
          </table:table-cell>
          <table:table-cell table:style-name="ce1" office:value-type="float" office:value="4194961" calcext:value-type="float">
            <text:p>4194961</text:p>
          </table:table-cell>
          <table:table-cell table:style-name="ce1" office:value-type="float" office:value="3514118" calcext:value-type="float">
            <text:p>3514118</text:p>
          </table:table-cell>
          <table:table-cell table:style-name="ce1" office:value-type="float" office:value="12302225" calcext:value-type="float">
            <text:p>12302225</text:p>
          </table:table-cell>
          <table:table-cell table:style-name="ce1" office:value-type="float" office:value="8859825" calcext:value-type="float">
            <text:p>8859825</text:p>
          </table:table-cell>
          <table:table-cell table:number-columns-repeated="57"/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89355" calcext:value-type="float">
            <text:p>289355</text:p>
          </table:table-cell>
          <table:table-cell table:style-name="ce1" office:value-type="float" office:value="248045" calcext:value-type="float">
            <text:p>248045</text:p>
          </table:table-cell>
          <table:table-cell table:style-name="ce1" office:value-type="float" office:value="4920978" calcext:value-type="float">
            <text:p>4920978</text:p>
          </table:table-cell>
          <table:table-cell table:style-name="ce1" office:value-type="float" office:value="4096123" calcext:value-type="float">
            <text:p>4096123</text:p>
          </table:table-cell>
          <table:table-cell table:style-name="ce1" office:value-type="float" office:value="14497500" calcext:value-type="float">
            <text:p>14497500</text:p>
          </table:table-cell>
          <table:table-cell table:style-name="ce1" office:value-type="float" office:value="10135250" calcext:value-type="float">
            <text:p>10135250</text:p>
          </table:table-cell>
          <table:table-cell table:number-columns-repeated="57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33182" calcext:value-type="float">
            <text:p>333182</text:p>
          </table:table-cell>
          <table:table-cell table:style-name="ce1" office:value-type="float" office:value="285339" calcext:value-type="float">
            <text:p>285339</text:p>
          </table:table-cell>
          <table:table-cell table:style-name="ce1" office:value-type="float" office:value="5569918" calcext:value-type="float">
            <text:p>5569918</text:p>
          </table:table-cell>
          <table:table-cell table:style-name="ce1" office:value-type="float" office:value="4851456" calcext:value-type="float">
            <text:p>4851456</text:p>
          </table:table-cell>
          <table:table-cell table:style-name="ce1" office:value-type="float" office:value="16599150" calcext:value-type="float">
            <text:p>16599150</text:p>
          </table:table-cell>
          <table:table-cell table:style-name="ce1" office:value-type="float" office:value="12176600" calcext:value-type="float">
            <text:p>12176600</text:p>
          </table:table-cell>
          <table:table-cell table:number-columns-repeated="57"/>
        </table:table-row>
        <table:table-row table:style-name="ro1"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376314" calcext:value-type="float">
            <text:p>376314</text:p>
          </table:table-cell>
          <table:table-cell table:style-name="ce1" office:value-type="float" office:value="322962" calcext:value-type="float">
            <text:p>322962</text:p>
          </table:table-cell>
          <table:table-cell table:style-name="ce1" office:value-type="float" office:value="6570024" calcext:value-type="float">
            <text:p>6570024</text:p>
          </table:table-cell>
          <table:table-cell table:style-name="ce1" office:value-type="float" office:value="5380993" calcext:value-type="float">
            <text:p>5380993</text:p>
          </table:table-cell>
          <table:table-cell table:style-name="ce1" office:value-type="float" office:value="19229700" calcext:value-type="float">
            <text:p>19229700</text:p>
          </table:table-cell>
          <table:table-cell table:style-name="ce1" office:value-type="float" office:value="13740575" calcext:value-type="float">
            <text:p>13740575</text:p>
          </table:table-cell>
          <table:table-cell table:number-columns-repeated="57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20086" calcext:value-type="float">
            <text:p>420086</text:p>
          </table:table-cell>
          <table:table-cell table:style-name="ce1" office:value-type="float" office:value="360748" calcext:value-type="float">
            <text:p>360748</text:p>
          </table:table-cell>
          <table:table-cell table:style-name="ce1" office:value-type="float" office:value="7489862" calcext:value-type="float">
            <text:p>7489862</text:p>
          </table:table-cell>
          <table:table-cell table:style-name="ce1" office:value-type="float" office:value="6182043" calcext:value-type="float">
            <text:p>6182043</text:p>
          </table:table-cell>
          <table:table-cell table:style-name="ce1" office:value-type="float" office:value="24754400" calcext:value-type="float">
            <text:p>24754400</text:p>
          </table:table-cell>
          <table:table-cell table:style-name="ce1" office:value-type="float" office:value="17731975" calcext:value-type="float">
            <text:p>17731975</text:p>
          </table:table-cell>
          <table:table-cell table:number-columns-repeated="5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de_20_datos" style:display-name="PageStyle_Hoja de 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1:26:50.394366114</meta:creation-date>
    <dc:date>2022-10-18T11:28:42.629232047</dc:date>
    <meta:editing-duration>PT1M52S</meta:editing-duration>
    <meta:editing-cycles>1</meta:editing-cycles>
    <meta:document-statistic meta:table-count="1" meta:cell-count="77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line" chart:style-name="ch1">
        <chart:legend chart:legend-position="end" svg:x="10.908cm" svg:y="3.95cm" style:legend-expansion="high" chart:style-name="ch2"/>
        <chart:plot-area chart:style-name="ch3" table:cell-range-address="'Hoja de datos'.A1:'Hoja de datos'.C11" chart:data-source-has-labels="both" svg:x="0.319cm" svg:y="0.179cm" svg:width="10.27cm" svg:height="8.639cm">
          <chartooo:coordinate-region svg:x="1.681cm" svg:y="0.179cm" svg:width="8.768cm" svg:height="7.124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B2:'Hoja de datos'.B11" chart:label-cell-address="'Hoja de datos'.B1:'Hoja de datos'.B1" chart:class="chart:line">
            <chart:data-point chart:repeated="10"/>
          </chart:series>
          <chart:series chart:style-name="ch7" chart:values-cell-range-address="'Hoja de datos'.C2:'Hoja de datos'.C11" chart:label-cell-address="'Hoja de datos'.C1:'Hoja de datos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Normales</text:p>
                <draw:g>
                  <svg:desc>'Hoja de datos'.B1:'Hoja de datos'.B1</svg:desc>
                </draw:g>
              </table:table-cell>
              <table:table-cell office:value-type="string">
                <text:p>AsignacionesModificado</text:p>
                <draw:g>
                  <svg:desc>'Hoja de datos'.C1:'Hoja de datos'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Hoja de datos'.A2:'Hoja de datos'.A11</svg:desc>
                </draw:g>
              </table:table-cell>
              <table:table-cell office:value-type="float" office:value="37860">
                <text:p>37860</text:p>
                <draw:g>
                  <svg:desc>'Hoja de datos'.B2:'Hoja de datos'.B11</svg:desc>
                </draw:g>
              </table:table-cell>
              <table:table-cell office:value-type="float" office:value="31909">
                <text:p>31909</text:p>
                <draw:g>
                  <svg:desc>'Hoja de datos'.C2:'Hoja de datos'.C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8186">
                <text:p>78186</text:p>
              </table:table-cell>
              <table:table-cell office:value-type="float" office:value="66388">
                <text:p>6638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9432">
                <text:p>119432</text:p>
              </table:table-cell>
              <table:table-cell office:value-type="float" office:value="101691">
                <text:p>10169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1634">
                <text:p>161634</text:p>
              </table:table-cell>
              <table:table-cell office:value-type="float" office:value="137772">
                <text:p>13777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3844">
                <text:p>203844</text:p>
              </table:table-cell>
              <table:table-cell office:value-type="float" office:value="174157">
                <text:p>17415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6664">
                <text:p>246664</text:p>
              </table:table-cell>
              <table:table-cell office:value-type="float" office:value="211281">
                <text:p>21128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89355">
                <text:p>289355</text:p>
              </table:table-cell>
              <table:table-cell office:value-type="float" office:value="248045">
                <text:p>24804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33182">
                <text:p>333182</text:p>
              </table:table-cell>
              <table:table-cell office:value-type="float" office:value="285339">
                <text:p>28533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76314">
                <text:p>376314</text:p>
              </table:table-cell>
              <table:table-cell office:value-type="float" office:value="322962">
                <text:p>32296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20086">
                <text:p>420086</text:p>
              </table:table-cell>
              <table:table-cell office:value-type="float" office:value="360748">
                <text:p>360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legend chart:legend-position="end" svg:x="10.59cm" svg:y="3.95cm" style:legend-expansion="high" chart:style-name="ch2"/>
        <chart:plot-area chart:style-name="ch3" table:cell-range-address="'Hoja de datos'.A1:'Hoja de datos'.A11 'Hoja de datos'.D1:'Hoja de datos'.E11" chart:data-source-has-labels="both" svg:x="0.319cm" svg:y="0.179cm" svg:width="9.952cm" svg:height="8.639cm">
          <chartooo:coordinate-region svg:x="1.866cm" svg:y="0.179cm" svg:width="8.265cm" svg:height="7.124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D2:'Hoja de datos'.D11" chart:label-cell-address="'Hoja de datos'.D1:'Hoja de datos'.D1" chart:class="chart:line">
            <chart:data-point chart:repeated="10"/>
          </chart:series>
          <chart:series chart:style-name="ch7" chart:values-cell-range-address="'Hoja de datos'.E2:'Hoja de datos'.E11" chart:label-cell-address="'Hoja de datos'.E1:'Hoja de datos'.E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cionesNormales</text:p>
                <draw:g>
                  <svg:desc>'Hoja de datos'.D1:'Hoja de datos'.D1</svg:desc>
                </draw:g>
              </table:table-cell>
              <table:table-cell office:value-type="string">
                <text:p>ComparacionesModificado</text:p>
                <draw:g>
                  <svg:desc>'Hoja de datos'.E1:'Hoja de datos'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Hoja de datos'.A2:'Hoja de datos'.A11</svg:desc>
                </draw:g>
              </table:table-cell>
              <table:table-cell office:value-type="float" office:value="576202">
                <text:p>576202</text:p>
                <draw:g>
                  <svg:desc>'Hoja de datos'.D2:'Hoja de datos'.D11</svg:desc>
                </draw:g>
              </table:table-cell>
              <table:table-cell office:value-type="float" office:value="442869">
                <text:p>442869</text:p>
                <draw:g>
                  <svg:desc>'Hoja de datos'.E2:'Hoja de datos'.E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284017">
                <text:p>1284017</text:p>
              </table:table-cell>
              <table:table-cell office:value-type="float" office:value="988359">
                <text:p>98835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948882">
                <text:p>1948882</text:p>
              </table:table-cell>
              <table:table-cell office:value-type="float" office:value="1604266">
                <text:p>160426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682222">
                <text:p>2682222</text:p>
              </table:table-cell>
              <table:table-cell office:value-type="float" office:value="2229064">
                <text:p>222906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399209">
                <text:p>3399209</text:p>
              </table:table-cell>
              <table:table-cell office:value-type="float" office:value="2880197">
                <text:p>288019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194961">
                <text:p>4194961</text:p>
              </table:table-cell>
              <table:table-cell office:value-type="float" office:value="3514118">
                <text:p>351411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920978">
                <text:p>4920978</text:p>
              </table:table-cell>
              <table:table-cell office:value-type="float" office:value="4096123">
                <text:p>409612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569918">
                <text:p>5569918</text:p>
              </table:table-cell>
              <table:table-cell office:value-type="float" office:value="4851456">
                <text:p>485145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570024">
                <text:p>6570024</text:p>
              </table:table-cell>
              <table:table-cell office:value-type="float" office:value="5380993">
                <text:p>538099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489862">
                <text:p>7489862</text:p>
              </table:table-cell>
              <table:table-cell office:value-type="float" office:value="6182043">
                <text:p>6182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line" chart:style-name="ch1">
        <chart:legend chart:legend-position="end" svg:x="11.834cm" svg:y="3.95cm" style:legend-expansion="high" chart:style-name="ch2"/>
        <chart:plot-area chart:style-name="ch3" table:cell-range-address="'Hoja de datos'.A1:'Hoja de datos'.A11 'Hoja de datos'.F1:'Hoja de datos'.G11" chart:data-source-has-labels="both" svg:x="0.319cm" svg:y="0.179cm" svg:width="11.196cm" svg:height="8.639cm">
          <chartooo:coordinate-region svg:x="2.052cm" svg:y="0.378cm" svg:width="8.906cm" svg:height="7.793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F2:'Hoja de datos'.F11" chart:label-cell-address="'Hoja de datos'.F1:'Hoja de datos'.F1" chart:class="chart:line">
            <chart:data-point chart:repeated="10"/>
          </chart:series>
          <chart:series chart:style-name="ch7" chart:values-cell-range-address="'Hoja de datos'.G2:'Hoja de datos'.G11" chart:label-cell-address="'Hoja de datos'.G1:'Hoja de datos'.G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Normal</text:p>
                <draw:g>
                  <svg:desc>'Hoja de datos'.F1:'Hoja de datos'.F1</svg:desc>
                </draw:g>
              </table:table-cell>
              <table:table-cell office:value-type="string">
                <text:p>TiempoModificado</text:p>
                <draw:g>
                  <svg:desc>'Hoja de datos'.G1:'Hoja de datos'.G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Hoja de datos'.A2:'Hoja de datos'.A11</svg:desc>
                </draw:g>
              </table:table-cell>
              <table:table-cell office:value-type="float" office:value="3560600">
                <text:p>3560600</text:p>
                <draw:g>
                  <svg:desc>'Hoja de datos'.F2:'Hoja de datos'.F11</svg:desc>
                </draw:g>
              </table:table-cell>
              <table:table-cell office:value-type="float" office:value="4816500">
                <text:p>4816500</text:p>
                <draw:g>
                  <svg:desc>'Hoja de datos'.G2:'Hoja de datos'.G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314400">
                <text:p>4314400</text:p>
              </table:table-cell>
              <table:table-cell office:value-type="float" office:value="2926550">
                <text:p>292655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964325">
                <text:p>5964325</text:p>
              </table:table-cell>
              <table:table-cell office:value-type="float" office:value="4177800">
                <text:p>41778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911200">
                <text:p>7911200</text:p>
              </table:table-cell>
              <table:table-cell office:value-type="float" office:value="5490075">
                <text:p>549007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004225">
                <text:p>10004225</text:p>
              </table:table-cell>
              <table:table-cell office:value-type="float" office:value="7011800">
                <text:p>70118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302225">
                <text:p>12302225</text:p>
              </table:table-cell>
              <table:table-cell office:value-type="float" office:value="8859825">
                <text:p>885982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4497500">
                <text:p>14497500</text:p>
              </table:table-cell>
              <table:table-cell office:value-type="float" office:value="10135250">
                <text:p>1013525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6599150">
                <text:p>16599150</text:p>
              </table:table-cell>
              <table:table-cell office:value-type="float" office:value="12176600">
                <text:p>121766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9229700">
                <text:p>19229700</text:p>
              </table:table-cell>
              <table:table-cell office:value-type="float" office:value="13740575">
                <text:p>137405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754400">
                <text:p>24754400</text:p>
              </table:table-cell>
              <table:table-cell office:value-type="float" office:value="17731975">
                <text:p>177319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